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eb6d2" officeooo:paragraph-rsid="000eb6d2"/>
    </style:style>
    <style:style style:name="P2" style:family="paragraph" style:parent-style-name="Text_20_body">
      <style:text-properties officeooo:paragraph-rsid="000eb6d2"/>
    </style:style>
    <style:style style:name="T1" style:family="text">
      <style:text-properties officeooo:rsid="000eb6d2"/>
    </style:style>
    <style:style style:name="T2" style:family="text">
      <style:text-properties officeooo:rsid="000f4e05"/>
    </style:style>
    <style:style style:name="T3" style:family="text">
      <style:text-properties fo:font-weight="bold" officeooo:rsid="000eb6d2" style:font-weight-asian="bold" style:font-weight-complex="bold"/>
    </style:style>
    <style:style style:name="T4" style:family="text">
      <style:text-properties fo:font-weight="bold" officeooo:rsid="001110bc"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nother simple document</text:h>
      <text:h text:style-name="Heading_20_2" text:outline-level="2">Heading 1.<text:span text:style-name="T1">1</text:span></text:h>
      <text:p text:style-name="P1">This is the first paragraph. <text:span text:style-name="T2">Added sentence. </text:span>Bla<text:span text:style-name="T2">h</text:span> bla<text:span text:style-name="T2">h</text:span> bla<text:span text:style-name="T2">h</text:span>. Bla bla bla. Bla bla bla. Bla bla bla. Bla bla bla. Bla bla bla. Bla bla bla. Bla bla bla. Bla bla bla. Bla bla bla. Bla bla bla. Bla bla bla. Bla bla bla. Bla bla bla. Bla bla bla. Bla bla bla.</text:p>
      <text:h text:style-name="Heading_20_2" text:outline-level="2">Heading 1.2</text:h>
      <text:p text:style-name="P2"><text:span text:style-name="T1">This is the second paragraph. Bla bla. Bla bla bla. Bla bla bla. Bla bla bla. Bla bla bla. Bla bla bla. Bla bla bla. Bla bla bla. Bla bla bla. Bla bla bla. Bla bla bla. Bla bla bla. Bla bla bla. Bla bla bla. Bla bla bla.</text:span></text:p>
      <text:p text:style-name="P2"><text:span text:style-name="T1">This is the third paragraph. </text:span><text:span text:style-name="T3">Bla bla bla </text:span><text:span text:style-name="T4">becomes bold</text:span><text:span text:style-name="T3">. </text:span><text:span text:style-name="T1">Bla bla bla. Bla bla bla. Bla bla bla. Bla bla bla. Bla bla bla. Bla bla bla. Bla bla bla. Bla bla bla. Bla bla bla. Bla bla bla. Bla bla bla. Bla bla bla. Bla bla bla. Bla bla bla. Bla bla bla.</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8-22T18:56:49.202921027</meta:creation-date>
    <dc:date>2020-08-22T18:59:45.160196925</dc:date>
    <meta:editing-duration>PT2M54S</meta:editing-duration>
    <meta:editing-cycles>4</meta:editing-cycles>
    <meta:generator>LibreOffice/6.3.5.2$Linux_X86_64 LibreOffice_project/30$Build-2</meta:generator>
    <meta:document-statistic meta:table-count="0" meta:image-count="0" meta:object-count="0" meta:page-count="1" meta:paragraph-count="6" meta:word-count="166" meta:character-count="769" meta:non-whitespace-character-count="609"/>
  </office:meta>
</office:document-meta>
</file>